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713506440678" calcext:value-type="float">
            <text:p>2.17135</text:p>
          </table:table-cell>
          <table:table-cell office:value-type="float" office:value="2.40639516384181" calcext:value-type="float">
            <text:p>2.4064</text:p>
          </table:table-cell>
          <table:table-cell office:value-type="float" office:value="3.24483796610169" calcext:value-type="float">
            <text:p>3.244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81143502825" calcext:value-type="float">
            <text:p>2.18581</text:p>
          </table:table-cell>
          <table:table-cell office:value-type="float" office:value="2.3492933559322" calcext:value-type="float">
            <text:p>2.34929</text:p>
          </table:table-cell>
          <table:table-cell office:value-type="float" office:value="3.08408271186441" calcext:value-type="float">
            <text:p>3.084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00569491525" calcext:value-type="float">
            <text:p>2.31701</text:p>
          </table:table-cell>
          <table:table-cell office:value-type="float" office:value="1.99209552542373" calcext:value-type="float">
            <text:p>1.9921</text:p>
          </table:table-cell>
          <table:table-cell office:value-type="float" office:value="2.46264081355932" calcext:value-type="float">
            <text:p>2.462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855292655367" calcext:value-type="float">
            <text:p>2.30855</text:p>
          </table:table-cell>
          <table:table-cell office:value-type="float" office:value="2.11223552542373" calcext:value-type="float">
            <text:p>2.11224</text:p>
          </table:table-cell>
          <table:table-cell office:value-type="float" office:value="2.76197911864407" calcext:value-type="float">
            <text:p>2.761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900442937853" calcext:value-type="float">
            <text:p>2.209</text:p>
          </table:table-cell>
          <table:table-cell office:value-type="float" office:value="2.3024131299435" calcext:value-type="float">
            <text:p>2.30241</text:p>
          </table:table-cell>
          <table:table-cell office:value-type="float" office:value="2.92779579661017" calcext:value-type="float">
            <text:p>2.92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653308474576" calcext:value-type="float">
            <text:p>2.16653</text:p>
          </table:table-cell>
          <table:table-cell office:value-type="float" office:value="2.29903624858757" calcext:value-type="float">
            <text:p>2.29904</text:p>
          </table:table-cell>
          <table:table-cell office:value-type="float" office:value="2.79912461016949" calcext:value-type="float">
            <text:p>2.799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84494915254" calcext:value-type="float">
            <text:p>2.18984</text:p>
          </table:table-cell>
          <table:table-cell office:value-type="float" office:value="2.29809839548023" calcext:value-type="float">
            <text:p>2.2981</text:p>
          </table:table-cell>
          <table:table-cell office:value-type="float" office:value="3.01937844067797" calcext:value-type="float">
            <text:p>3.019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9784230508475" calcext:value-type="float">
            <text:p>2.29784</text:p>
          </table:table-cell>
          <table:table-cell office:value-type="float" office:value="2.10886942372881" calcext:value-type="float">
            <text:p>2.10887</text:p>
          </table:table-cell>
          <table:table-cell office:value-type="float" office:value="2.78069776271186" calcext:value-type="float">
            <text:p>2.78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29776625988701" calcext:value-type="float">
            <text:p>2.29777</text:p>
          </table:table-cell>
          <table:table-cell office:value-type="float" office:value="2.11977597740113" calcext:value-type="float">
            <text:p>2.11978</text:p>
          </table:table-cell>
          <table:table-cell office:value-type="float" office:value="2.89517613559322" calcext:value-type="float">
            <text:p>2.895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310976271186" calcext:value-type="float">
            <text:p>2.29311</text:p>
          </table:table-cell>
          <table:table-cell office:value-type="float" office:value="2.12167710734463" calcext:value-type="float">
            <text:p>2.12168</text:p>
          </table:table-cell>
          <table:table-cell office:value-type="float" office:value="2.75067037288136" calcext:value-type="float">
            <text:p>2.750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68433898305" calcext:value-type="float">
            <text:p>2.28568</text:p>
          </table:table-cell>
          <table:table-cell office:value-type="float" office:value="2.25320343502825" calcext:value-type="float">
            <text:p>2.2532</text:p>
          </table:table-cell>
          <table:table-cell office:value-type="float" office:value="3.0660086779661" calcext:value-type="float">
            <text:p>3.066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65692655367" calcext:value-type="float">
            <text:p>2.20466</text:p>
          </table:table-cell>
          <table:table-cell office:value-type="float" office:value="2.28208743502825" calcext:value-type="float">
            <text:p>2.28209</text:p>
          </table:table-cell>
          <table:table-cell office:value-type="float" office:value="2.85971986440678" calcext:value-type="float">
            <text:p>2.859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30501694915" calcext:value-type="float">
            <text:p>2.27931</text:p>
          </table:table-cell>
          <table:table-cell office:value-type="float" office:value="2.1433224180791" calcext:value-type="float">
            <text:p>2.14332</text:p>
          </table:table-cell>
          <table:table-cell office:value-type="float" office:value="2.8596859661017" calcext:value-type="float">
            <text:p>2.859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59349152542" calcext:value-type="float">
            <text:p>2.27559</text:p>
          </table:table-cell>
          <table:table-cell office:value-type="float" office:value="2.21160592090395" calcext:value-type="float">
            <text:p>2.21161</text:p>
          </table:table-cell>
          <table:table-cell office:value-type="float" office:value="2.88404528813559" calcext:value-type="float">
            <text:p>2.884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96214689266" calcext:value-type="float">
            <text:p>2.27296</text:p>
          </table:table-cell>
          <table:table-cell office:value-type="float" office:value="2.16864293785311" calcext:value-type="float">
            <text:p>2.16864</text:p>
          </table:table-cell>
          <table:table-cell office:value-type="float" office:value="2.93495430508475" calcext:value-type="float">
            <text:p>2.934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278786440678" calcext:value-type="float">
            <text:p>2.27279</text:p>
          </table:table-cell>
          <table:table-cell office:value-type="float" office:value="2.1895544180791" calcext:value-type="float">
            <text:p>2.18955</text:p>
          </table:table-cell>
          <table:table-cell office:value-type="float" office:value="2.8902253559322" calcext:value-type="float">
            <text:p>2.890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55186440678" calcext:value-type="float">
            <text:p>2.23155</text:p>
          </table:table-cell>
          <table:table-cell office:value-type="float" office:value="2.26765344632768" calcext:value-type="float">
            <text:p>2.26765</text:p>
          </table:table-cell>
          <table:table-cell office:value-type="float" office:value="3.09014020338983" calcext:value-type="float">
            <text:p>3.090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473435028249" calcext:value-type="float">
            <text:p>2.26473</text:p>
          </table:table-cell>
          <table:table-cell office:value-type="float" office:value="2.1259995480226" calcext:value-type="float">
            <text:p>2.126</text:p>
          </table:table-cell>
          <table:table-cell office:value-type="float" office:value="2.63621857627119" calcext:value-type="float">
            <text:p>2.636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16924293785" calcext:value-type="float">
            <text:p>2.26117</text:p>
          </table:table-cell>
          <table:table-cell office:value-type="float" office:value="2.08577161581921" calcext:value-type="float">
            <text:p>2.08577</text:p>
          </table:table-cell>
          <table:table-cell office:value-type="float" office:value="2.56210223728814" calcext:value-type="float">
            <text:p>2.56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78144632768" calcext:value-type="float">
            <text:p>2.25778</text:p>
          </table:table-cell>
          <table:table-cell office:value-type="float" office:value="2.20623828248588" calcext:value-type="float">
            <text:p>2.20624</text:p>
          </table:table-cell>
          <table:table-cell office:value-type="float" office:value="2.87762928813559" calcext:value-type="float">
            <text:p>2.87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95446327684" calcext:value-type="float">
            <text:p>2.25595</text:p>
          </table:table-cell>
          <table:table-cell office:value-type="float" office:value="2.10208610169491" calcext:value-type="float">
            <text:p>2.10209</text:p>
          </table:table-cell>
          <table:table-cell office:value-type="float" office:value="2.66001871186441" calcext:value-type="float">
            <text:p>2.660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578194350282" calcext:value-type="float">
            <text:p>2.25578</text:p>
          </table:table-cell>
          <table:table-cell office:value-type="float" office:value="2.21420815819209" calcext:value-type="float">
            <text:p>2.21421</text:p>
          </table:table-cell>
          <table:table-cell office:value-type="float" office:value="2.86284122033898" calcext:value-type="float">
            <text:p>2.862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77175141243" calcext:value-type="float">
            <text:p>2.25477</text:p>
          </table:table-cell>
          <table:table-cell office:value-type="float" office:value="2.17370960451977" calcext:value-type="float">
            <text:p>2.17371</text:p>
          </table:table-cell>
          <table:table-cell office:value-type="float" office:value="2.59415674576271" calcext:value-type="float">
            <text:p>2.594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346675706215" calcext:value-type="float">
            <text:p>2.25347</text:p>
          </table:table-cell>
          <table:table-cell office:value-type="float" office:value="2.15045285875706" calcext:value-type="float">
            <text:p>2.15045</text:p>
          </table:table-cell>
          <table:table-cell office:value-type="float" office:value="2.66625789830509" calcext:value-type="float">
            <text:p>2.666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59586440678" calcext:value-type="float">
            <text:p>2.2506</text:p>
          </table:table-cell>
          <table:table-cell office:value-type="float" office:value="2.05687891525424" calcext:value-type="float">
            <text:p>2.05688</text:p>
          </table:table-cell>
          <table:table-cell office:value-type="float" office:value="2.49584705084746" calcext:value-type="float">
            <text:p>2.495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8329039548" calcext:value-type="float">
            <text:p>2.24583</text:p>
          </table:table-cell>
          <table:table-cell office:value-type="float" office:value="2.19172103954802" calcext:value-type="float">
            <text:p>2.19172</text:p>
          </table:table-cell>
          <table:table-cell office:value-type="float" office:value="2.65091362711864" calcext:value-type="float">
            <text:p>2.65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48924293785" calcext:value-type="float">
            <text:p>2.24549</text:p>
          </table:table-cell>
          <table:table-cell office:value-type="float" office:value="2.21885251977401" calcext:value-type="float">
            <text:p>2.21885</text:p>
          </table:table-cell>
          <table:table-cell office:value-type="float" office:value="2.79737816949153" calcext:value-type="float">
            <text:p>2.797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4855819209" calcext:value-type="float">
            <text:p>2.24449</text:p>
          </table:table-cell>
          <table:table-cell office:value-type="float" office:value="2.2078049039548" calcext:value-type="float">
            <text:p>2.2078</text:p>
          </table:table-cell>
          <table:table-cell office:value-type="float" office:value="2.75333586440678" calcext:value-type="float">
            <text:p>2.753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974065536723" calcext:value-type="float">
            <text:p>2.25974</text:p>
          </table:table-cell>
          <table:table-cell office:value-type="float" office:value="2.24007206779661" calcext:value-type="float">
            <text:p>2.24007</text:p>
          </table:table-cell>
          <table:table-cell office:value-type="float" office:value="2.90501179661017" calcext:value-type="float">
            <text:p>2.905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46133333333" calcext:value-type="float">
            <text:p>2.23046</text:p>
          </table:table-cell>
          <table:table-cell office:value-type="float" office:value="2.29811884745763" calcext:value-type="float">
            <text:p>2.29812</text:p>
          </table:table-cell>
          <table:table-cell office:value-type="float" office:value="2.97061233898305" calcext:value-type="float">
            <text:p>2.970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746892655367" calcext:value-type="float">
            <text:p>2.22747</text:p>
          </table:table-cell>
          <table:table-cell office:value-type="float" office:value="2.23353005649717" calcext:value-type="float">
            <text:p>2.23353</text:p>
          </table:table-cell>
          <table:table-cell office:value-type="float" office:value="2.92854101694915" calcext:value-type="float">
            <text:p>2.928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317355932203" calcext:value-type="float">
            <text:p>2.22317</text:p>
          </table:table-cell>
          <table:table-cell office:value-type="float" office:value="2.22524508474576" calcext:value-type="float">
            <text:p>2.22525</text:p>
          </table:table-cell>
          <table:table-cell office:value-type="float" office:value="2.87729898305085" calcext:value-type="float">
            <text:p>2.87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2165328813559" calcext:value-type="float">
            <text:p>2.22165</text:p>
          </table:table-cell>
          <table:table-cell office:value-type="float" office:value="2.28418108474576" calcext:value-type="float">
            <text:p>2.28418</text:p>
          </table:table-cell>
          <table:table-cell office:value-type="float" office:value="2.956512" calcext:value-type="float">
            <text:p>2.956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67186440678" calcext:value-type="float">
            <text:p>2.22067</text:p>
          </table:table-cell>
          <table:table-cell office:value-type="float" office:value="2.25211016949153" calcext:value-type="float">
            <text:p>2.25211</text:p>
          </table:table-cell>
          <table:table-cell office:value-type="float" office:value="2.69701911864407" calcext:value-type="float">
            <text:p>2.697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8415819209" calcext:value-type="float">
            <text:p>2.21684</text:p>
          </table:table-cell>
          <table:table-cell office:value-type="float" office:value="2.25834101694915" calcext:value-type="float">
            <text:p>2.25834</text:p>
          </table:table-cell>
          <table:table-cell office:value-type="float" office:value="2.96544108474576" calcext:value-type="float">
            <text:p>2.965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72449717514" calcext:value-type="float">
            <text:p>2.26772</text:p>
          </table:table-cell>
          <table:table-cell office:value-type="float" office:value="2.21397760451977" calcext:value-type="float">
            <text:p>2.21398</text:p>
          </table:table-cell>
          <table:table-cell office:value-type="float" office:value="2.97953003389831" calcext:value-type="float">
            <text:p>2.979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2938079096" calcext:value-type="float">
            <text:p>2.21029</text:p>
          </table:table-cell>
          <table:table-cell office:value-type="float" office:value="2.21083007909605" calcext:value-type="float">
            <text:p>2.21083</text:p>
          </table:table-cell>
          <table:table-cell office:value-type="float" office:value="2.80652528813559" calcext:value-type="float">
            <text:p>2.806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078949152542" calcext:value-type="float">
            <text:p>2.21079</text:p>
          </table:table-cell>
          <table:table-cell office:value-type="float" office:value="2.19992836158192" calcext:value-type="float">
            <text:p>2.19993</text:p>
          </table:table-cell>
          <table:table-cell office:value-type="float" office:value="2.74651959322034" calcext:value-type="float">
            <text:p>2.746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634639548023" calcext:value-type="float">
            <text:p>2.20635</text:p>
          </table:table-cell>
          <table:table-cell office:value-type="float" office:value="2.3057150960452" calcext:value-type="float">
            <text:p>2.30572</text:p>
          </table:table-cell>
          <table:table-cell office:value-type="float" office:value="2.95102210169492" calcext:value-type="float">
            <text:p>2.951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84011299435" calcext:value-type="float">
            <text:p>2.29684</text:p>
          </table:table-cell>
          <table:table-cell office:value-type="float" office:value="2.20356418079096" calcext:value-type="float">
            <text:p>2.20356</text:p>
          </table:table-cell>
          <table:table-cell office:value-type="float" office:value="2.82229694915254" calcext:value-type="float">
            <text:p>2.82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00662146893" calcext:value-type="float">
            <text:p>2.20301</text:p>
          </table:table-cell>
          <table:table-cell office:value-type="float" office:value="2.26274707344633" calcext:value-type="float">
            <text:p>2.26275</text:p>
          </table:table-cell>
          <table:table-cell office:value-type="float" office:value="2.81354277966102" calcext:value-type="float">
            <text:p>2.813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74614689266" calcext:value-type="float">
            <text:p>2.19575</text:p>
          </table:table-cell>
          <table:table-cell office:value-type="float" office:value="2.25738987570621" calcext:value-type="float">
            <text:p>2.25739</text:p>
          </table:table-cell>
          <table:table-cell office:value-type="float" office:value="2.86970955932203" calcext:value-type="float">
            <text:p>2.869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47826440678" calcext:value-type="float">
            <text:p>2.19478</text:p>
          </table:table-cell>
          <table:table-cell office:value-type="float" office:value="2.31016049717514" calcext:value-type="float">
            <text:p>2.31016</text:p>
          </table:table-cell>
          <table:table-cell office:value-type="float" office:value="2.93242928813559" calcext:value-type="float">
            <text:p>2.932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70872316384" calcext:value-type="float">
            <text:p>2.19371</text:p>
          </table:table-cell>
          <table:table-cell office:value-type="float" office:value="2.33158748022599" calcext:value-type="float">
            <text:p>2.33159</text:p>
          </table:table-cell>
          <table:table-cell office:value-type="float" office:value="3.14987877966102" calcext:value-type="float">
            <text:p>3.149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09559322034" calcext:value-type="float">
            <text:p>2.2641</text:p>
          </table:table-cell>
          <table:table-cell office:value-type="float" office:value="2.19257050847458" calcext:value-type="float">
            <text:p>2.19257</text:p>
          </table:table-cell>
          <table:table-cell office:value-type="float" office:value="2.7840740338983" calcext:value-type="float">
            <text:p>2.784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24662146893" calcext:value-type="float">
            <text:p>2.18525</text:p>
          </table:table-cell>
          <table:table-cell office:value-type="float" office:value="2.27178198870056" calcext:value-type="float">
            <text:p>2.27178</text:p>
          </table:table-cell>
          <table:table-cell office:value-type="float" office:value="2.76744325423729" calcext:value-type="float">
            <text:p>2.767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486275706215" calcext:value-type="float">
            <text:p>2.18486</text:p>
          </table:table-cell>
          <table:table-cell office:value-type="float" office:value="2.30535450847458" calcext:value-type="float">
            <text:p>2.30535</text:p>
          </table:table-cell>
          <table:table-cell office:value-type="float" office:value="2.92543945762712" calcext:value-type="float">
            <text:p>2.925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3790960452" calcext:value-type="float">
            <text:p>2.18138</text:p>
          </table:table-cell>
          <table:table-cell office:value-type="float" office:value="2.27576124293785" calcext:value-type="float">
            <text:p>2.27576</text:p>
          </table:table-cell>
          <table:table-cell office:value-type="float" office:value="2.71099688135593" calcext:value-type="float">
            <text:p>2.7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2609039548" calcext:value-type="float">
            <text:p>2.18126</text:p>
          </table:table-cell>
          <table:table-cell office:value-type="float" office:value="2.32582327683616" calcext:value-type="float">
            <text:p>2.32582</text:p>
          </table:table-cell>
          <table:table-cell office:value-type="float" office:value="2.98053938983051" calcext:value-type="float">
            <text:p>2.980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06205649718" calcext:value-type="float">
            <text:p>2.17606</text:p>
          </table:table-cell>
          <table:table-cell office:value-type="float" office:value="2.30896024858757" calcext:value-type="float">
            <text:p>2.30896</text:p>
          </table:table-cell>
          <table:table-cell office:value-type="float" office:value="2.84403091525424" calcext:value-type="float">
            <text:p>2.844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33984180791" calcext:value-type="float">
            <text:p>2.29634</text:p>
          </table:table-cell>
          <table:table-cell office:value-type="float" office:value="2.17482933333333" calcext:value-type="float">
            <text:p>2.17483</text:p>
          </table:table-cell>
          <table:table-cell office:value-type="float" office:value="2.7896146440678" calcext:value-type="float">
            <text:p>2.789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40623728814" calcext:value-type="float">
            <text:p>2.17241</text:p>
          </table:table-cell>
          <table:table-cell office:value-type="float" office:value="2.35868612429378" calcext:value-type="float">
            <text:p>2.35869</text:p>
          </table:table-cell>
          <table:table-cell office:value-type="float" office:value="3.1126180338983" calcext:value-type="float">
            <text:p>3.112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139057627119" calcext:value-type="float">
            <text:p>2.17139</text:p>
          </table:table-cell>
          <table:table-cell office:value-type="float" office:value="2.3724150960452" calcext:value-type="float">
            <text:p>2.37242</text:p>
          </table:table-cell>
          <table:table-cell office:value-type="float" office:value="3.07912569491525" calcext:value-type="float">
            <text:p>3.079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94224180791" calcext:value-type="float">
            <text:p>2.16942</text:p>
          </table:table-cell>
          <table:table-cell office:value-type="float" office:value="2.35770897175141" calcext:value-type="float">
            <text:p>2.35771</text:p>
          </table:table-cell>
          <table:table-cell office:value-type="float" office:value="3.01899172881356" calcext:value-type="float">
            <text:p>3.018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10124519774" calcext:value-type="float">
            <text:p>2.16101</text:p>
          </table:table-cell>
          <table:table-cell office:value-type="float" office:value="2.26897957062147" calcext:value-type="float">
            <text:p>2.26898</text:p>
          </table:table-cell>
          <table:table-cell office:value-type="float" office:value="2.89387633898305" calcext:value-type="float">
            <text:p>2.893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640562711864" calcext:value-type="float">
            <text:p>2.15641</text:p>
          </table:table-cell>
          <table:table-cell office:value-type="float" office:value="2.24121568361582" calcext:value-type="float">
            <text:p>2.24122</text:p>
          </table:table-cell>
          <table:table-cell office:value-type="float" office:value="2.74003471186441" calcext:value-type="float">
            <text:p>2.740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42103954802" calcext:value-type="float">
            <text:p>2.13842</text:p>
          </table:table-cell>
          <table:table-cell office:value-type="float" office:value="2.35193787570621" calcext:value-type="float">
            <text:p>2.35194</text:p>
          </table:table-cell>
          <table:table-cell office:value-type="float" office:value="2.95007593220339" calcext:value-type="float">
            <text:p>2.950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404465536723" calcext:value-type="float">
            <text:p>2.13404</text:p>
          </table:table-cell>
          <table:table-cell office:value-type="float" office:value="2.34109527683616" calcext:value-type="float">
            <text:p>2.3411</text:p>
          </table:table-cell>
          <table:table-cell office:value-type="float" office:value="2.91274657627119" calcext:value-type="float">
            <text:p>2.912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72198870056" calcext:value-type="float">
            <text:p>2.28572</text:p>
          </table:table-cell>
          <table:table-cell office:value-type="float" office:value="2.08113249717514" calcext:value-type="float">
            <text:p>2.08113</text:p>
          </table:table-cell>
          <table:table-cell office:value-type="float" office:value="2.68974481355932" calcext:value-type="float">
            <text:p>2.689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859722033898" calcext:value-type="float">
            <text:p>2.2586</text:p>
          </table:table-cell>
          <table:table-cell office:value-type="float" office:value="2.06991123163842" calcext:value-type="float">
            <text:p>2.06991</text:p>
          </table:table-cell>
          <table:table-cell office:value-type="float" office:value="2.54666820338983" calcext:value-type="float">
            <text:p>2.546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0" calcext:value-type="float">
            <text:p>0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1:24.986937866</dc:date>
    <meta:document-statistic meta:table-count="1" meta:cell-count="4636" meta:object-count="0"/>
    <meta:generator>LibreOffice/4.2.8.2$Linux_X86_64 LibreOffice_project/420m0$Build-2</meta:generator>
  </office:meta>
</office:document-meta>
</file>